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7bb" officeooo:paragraph-rsid="001fc7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Usuario para Linux</text:p>
      <text:p text:style-name="P1"/>
      <text:p text:style-name="P1">// Uso de caracteres especial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14:25:05.414524440</meta:creation-date>
    <dc:date>2020-07-04T14:27:33.689529107</dc:date>
    <meta:editing-duration>PT2M34S</meta:editing-duration>
    <meta:editing-cycles>1</meta:editing-cycles>
    <meta:document-statistic meta:table-count="0" meta:image-count="0" meta:object-count="0" meta:page-count="1" meta:paragraph-count="2" meta:word-count="10" meta:character-count="59" meta:non-whitespace-character-count="51"/>
    <meta:generator>LibreOffice/6.4.4.2$Linux_X86_64 LibreOffice_project/40$Build-2</meta:generator>
  </office:meta>
</office:document-meta>
</file>